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58cm" fo:min-width="14.613cm"/>
    </style:style>
    <style:style style:name="gr2" style:family="graphic" style:parent-style-name="standard">
      <style:graphic-properties draw:textarea-horizontal-align="justify" draw:textarea-vertical-align="middle" draw:auto-grow-height="false" fo:min-height="0.878cm" fo:min-width="2.979cm"/>
    </style:style>
    <style:style style:name="gr3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893cm" fo:min-width="10.42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358cm" fo:min-width="5.977cm"/>
    </style:style>
    <style:style style:name="gr5" style:family="graphic" style:parent-style-name="standard">
      <style:graphic-properties draw:textarea-horizontal-align="justify" draw:textarea-vertical-align="middle" draw:auto-grow-height="false" fo:min-height="1.084cm" fo:min-width="0.199cm"/>
    </style:style>
    <style:style style:name="gr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639cm" fo:min-width="3.691cm"/>
    </style:style>
    <style:style style:name="gr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639cm" fo:min-width="4.445cm"/>
    </style:style>
    <style:style style:name="gr8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639cm" fo:min-width="1.532cm"/>
    </style:style>
    <style:style style:name="gr9" style:family="graphic" style:parent-style-name="standard">
      <style:graphic-properties draw:textarea-horizontal-align="justify" draw:textarea-vertical-align="middle" draw:auto-grow-height="false" fo:min-height="0.545cm" fo:min-width="5.151cm"/>
    </style:style>
    <style:style style:name="gr10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639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0.545cm" fo:min-width="8.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 draw:opacity="100%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2.608cm" svg:x="2.843cm" svg:y="3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99cm" svg:height="1.248cm" svg:x="4.162cm" svg:y="4.025cm">
          <text:p text:style-name="P2">Log 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99cm" svg:height="1.248cm" svg:x="8.48cm" svg:y="4.025cm">
          <text:p text:style-name="P2">Log 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99cm" svg:height="1.248cm" svg:x="12.798cm" svg:y="4.025cm">
          <text:p text:style-name="P2">Log 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.113cm" svg:height="2.608cm" svg:x="2.843cm" svg:y="3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99cm" svg:height="1.248cm" svg:x="4.162cm" svg:y="4.025cm">
          <text:p text:style-name="P2"><text:span text:style-name="T1">日志服务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99cm" svg:height="1.248cm" svg:x="8.48cm" svg:y="4.025cm">
          <text:p text:style-name="P2"><text:span text:style-name="T1">日志服务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99cm" svg:height="1.248cm" svg:x="12.798cm" svg:y="4.025cm">
          <text:p text:style-name="P2"><text:span text:style-name="T1">日志服务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0.922cm" svg:height="1.143cm" svg:x="5.064cm" svg:y="1.127cm">
          <text:p text:style-name="P2">日志处理架构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113cm" svg:height="2.608cm" svg:x="2.905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99cm" svg:height="1.248cm" svg:x="4.175cm" svg:y="8.261cm">
          <text:p text:style-name="P2"><text:span text:style-name="T1">kafka</text:span><text:span text:style-name="T1">服务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99cm" svg:height="1.248cm" svg:x="8.577cm" svg:y="8.266cm">
          <text:p text:style-name="P2"><text:span text:style-name="T1">kafka</text:span><text:span text:style-name="T1">服务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99cm" svg:height="1.248cm" svg:x="12.895cm" svg:y="8.266cm">
          <text:p text:style-name="P2"><text:span text:style-name="T1">kafka</text:span><text:span text:style-name="T1">服务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.113cm" svg:height="2.608cm" svg:x="2.905cm" svg:y="11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99cm" svg:height="1.248cm" svg:x="4.132cm" svg:y="12.733cm">
          <text:p text:style-name="P2"><text:span text:style-name="T1">spark</text:span><text:span text:style-name="T1">服务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99cm" svg:height="1.248cm" svg:x="8.704cm" svg:y="12.706cm">
          <text:p text:style-name="P2"><text:span text:style-name="T1">spark</text:span><text:span text:style-name="T1">服务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99cm" svg:height="1.248cm" svg:x="13.192cm" svg:y="12.684cm">
          <text:p text:style-name="P2"><text:span text:style-name="T1">spark</text:span><text:span text:style-name="T1">服务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477cm" svg:height="2.608cm" svg:x="3.032cm" svg:y="16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397cm" svg:height="1.524cm" svg:x="9.89cm" svg:y="6.0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4.191cm" svg:height="0.889cm" svg:x="11.16cm" svg:y="6.207cm">
          <text:p text:style-name="P5"><text:span text:style-name="T2">收集日志推送</text:span><text:span text:style-name="T2">kafk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97cm" svg:height="1.524cm" svg:x="3.667cm" svg:y="10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4.191cm" svg:height="0.889cm" svg:x="4.81cm" svg:y="10.525cm">
          <text:p text:style-name="P5"><text:span text:style-name="T2">原始日志流入</text:span><text:span text:style-name="T2">spa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97cm" svg:height="1.524cm" svg:x="11.703cm" svg:y="10.3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945cm" svg:height="0.889cm" svg:x="12.946cm" svg:y="10.906cm">
          <text:p text:style-name="P5"><text:span text:style-name="T2">实时统计结果推送</text:span><text:span text:style-name="T2">kafk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97cm" svg:height="1.524cm" svg:x="3.678cm" svg:y="14.6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2.032cm" svg:height="0.889cm" svg:x="4.821cm" svg:y="14.716cm">
          <text:p text:style-name="P5"><text:span text:style-name="T2">日志保存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65cm" svg:height="1.27cm" svg:x="3.451cm" svg:y="16.875cm">
          <text:p text:style-name="P2"><text:span text:style-name="T1">cassandra</text:span><text:span text:style-name="T1">临时日志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.397cm" svg:height="1.524cm" svg:x="7.407cm" svg:y="14.6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2.032cm" svg:height="0.889cm" svg:x="8.55cm" svg:y="15.197cm">
          <text:p text:style-name="P5"><text:span text:style-name="T2">定时统计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77cm" svg:height="2.608cm" svg:x="11.668cm" svg:y="16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65cm" svg:height="1.27cm" svg:x="12.087cm" svg:y="16.961cm">
          <text:p text:style-name="P2"><text:span text:style-name="T1">mysql</text:span><text:span text:style-name="T1">数仓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.397cm" svg:height="1.524cm" svg:x="13.203cm" svg:y="14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3.556cm" svg:height="0.889cm" svg:x="14.335cm" svg:y="14.843cm">
          <text:p text:style-name="P5"><text:span text:style-name="T2">定时统计结果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113cm" svg:height="2.608cm" svg:x="3.032cm" svg:y="20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397cm" svg:height="1.524cm" svg:x="5.659cm" svg:y="19.0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2.032cm" svg:height="0.889cm" svg:x="6.842cm" svg:y="19.161cm">
          <text:p text:style-name="P5"><text:span text:style-name="T2">定时收集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.509cm" svg:height="1.27cm" svg:x="6.207cm" svg:y="21.32cm">
          <text:p text:style-name="P2"><text:span text:style-name="T1">hive</text:span><text:span text:style-name="T1">日志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.397cm" svg:height="1.524cm" svg:x="13.319cm" svg:y="19.0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2.032cm" svg:height="0.889cm" svg:x="14.589cm" svg:y="19.542cm">
          <text:p text:style-name="P5"><text:span text:style-name="T2">定时统计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09:17:13.886392423</meta:creation-date>
    <dc:date>2015-12-24T10:34:14.356900883</dc:date>
    <meta:editing-duration>PT24M26S</meta:editing-duration>
    <meta:editing-cycles>5</meta:editing-cycles>
    <meta:generator>LibreOffice/5.0.3.2$Linux_X86_64 LibreOffice_project/00m0$Build-2</meta:generator>
    <meta:document-statistic meta:object-count="39"/>
  </office:meta>
</office:document-meta>
</file>